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JPEG Encoder &amp; Decode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cope of Projec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JPEG Encoder takes the pixel values coming in from the camera and outputs Compressed JPEG format at a pace that can be used to create JPEG encoding in real time </text:span></text:p>
              </text:list-item>
              <text:list-item>
                <text:p text:style-name="P2"><text:span text:style-name="T1">Goal for encoding: 140 Megapixel processing / second </text:span></text:p>
              </text:list-item>
              <text:list-item>
                <text:p text:style-name="P2"><text:span text:style-name="T1">JPEG Decoder decodes JPEG encoded data stored in SRAM and back into a RGB image of suitable resolution </text:span></text:p>
              </text:list-item>
              <text:list-item>
                <text:p text:style-name="P2"><text:span text:style-name="T1">Goal for Decoding: 512X512 RGB image decoded in 0.01 seconds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21:55:45.095530452</meta:creation-date>
    <meta:generator>LibreOffice/24.2.5.2$Linux_X86_64 LibreOffice_project/420$Build-2</meta:generator>
    <dc:date>2024-10-27T22:01:04.113661952</dc:date>
    <meta:editing-duration>PT5M21S</meta:editing-duration>
    <meta:editing-cycles>1</meta:editing-cycles>
    <meta:document-statistic meta:object-count="29"/>
  </office:meta>
</office:document-meta>
</file>